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6.992cm"/>
    </style:style>
    <style:style style:name="Table1.C" style:family="table-column">
      <style:table-column-properties style:column-width="6.04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valuation Rubric</text:h>
      <text:p text:style-name="Text_20_body"><text:bookmark text:name="MathJax-Element-3-Frame"/><text:bookmark text:name="MJXc-Node-5"/><text:bookmark text:name="MJXc-Node-6"/><text:span text:style-name="Strong_20_Emphasis">Rubric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Strong_20_Emphasis">Criteria</text:span></text:p>
          </table:table-cell>
          <table:table-cell table:style-name="Table1.B1" office:value-type="string">
            <text:p text:style-name="Table_20_Contents"><text:span text:style-name="Strong_20_Emphasis">Meets expectations</text:span></text:p>
          </table:table-cell>
          <table:table-cell table:style-name="Table1.B1" office:value-type="string">
            <text:p text:style-name="Table_20_Contents"><text:span text:style-name="Strong_20_Emphasis">Does not meet expectations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Data understanding, preparation and EDA (25%)</text:span></text:p>
          </table:table-cell>
          <table:table-cell table:style-name="Table1.B2" office:value-type="string">
            <text:p text:style-name="P3">Data quality checks, if any, are performed, and all data quality issues are addressed in the right way. Explanations for data quality issues are clearly mentioned in comments.</text:p>
            <text:p text:style-name="P2"> </text:p>
            <text:p text:style-name="P2">Categorical variables are handled appropriately.</text:p>
            <text:p text:style-name="P2"> </text:p>
            <text:p text:style-name="P3"> </text:p>
            <text:p text:style-name="P3"> </text:p>
            <text:p text:style-name="P3">Dummy variables are created properly wherever applicable.</text:p>
            <text:p text:style-name="P2"> </text:p>
            <text:p text:style-name="P3"> </text:p>
            <text:p text:style-name="P3"> </text:p>
            <text:p text:style-name="P3">New metrics are derived if applicable and are used for analysis and modelling.</text:p>
            <text:p text:style-name="P2"> </text:p>
            <text:p text:style-name="P3"> </text:p>
            <text:p text:style-name="P3"> </text:p>
            <text:p text:style-name="P3">The data is converted to a clean format suitable for analysis.</text:p>
          </table:table-cell>
          <table:table-cell table:style-name="Table1.B2" office:value-type="string">
            <text:p text:style-name="P3">Data quality checks, if any, are not done, data quality issues are not addressed correctly to an appropriate level.</text:p>
            <text:p text:style-name="P3"> </text:p>
            <text:p text:style-name="P3">Categorical variables are not handled appropriately where required.</text:p>
            <text:p text:style-name="P3"> </text:p>
            <text:p text:style-name="P3">Dummy variables are not created properly.</text:p>
            <text:p text:style-name="P2"> </text:p>
            <text:p text:style-name="P2"> </text:p>
            <text:p text:style-name="P3">New metrics are not derived or are not used for analysis.</text:p>
            <text:p text:style-name="P2"> </text:p>
            <text:p text:style-name="P3">The data is not converted to a clean format which is suitable for analysis or is not cleaned using commands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Model building and evaluation (50%)</text:span></text:p>
          </table:table-cell>
          <table:table-cell table:style-name="Table1.B2" office:value-type="string">
            <text:p text:style-name="P3">Model parameters are tuned using correct principles and the approach is explained clearly. Both the technical and business aspects are considered while building the model. </text:p>
            <text:p text:style-name="P2"><text:soft-page-break/> </text:p>
            <text:p text:style-name="P2"> </text:p>
            <text:p text:style-name="P3">Correct variable selection techniques are used. A reasonable number of different models are attempted and the best one is chosen based on key performance metrics.</text:p>
            <text:p text:style-name="P3"> </text:p>
            <text:p text:style-name="P3">Residual analysis is performed after model building and the assumptions are validated.</text:p>
            <text:p text:style-name="P3"> </text:p>
            <text:p text:style-name="P3">Model evaluation is done using the correct principles and appropriate evaluation metrics are chosen.</text:p>
            <text:p text:style-name="P3"> </text:p>
            <text:p text:style-name="P3"> </text:p>
            <text:p text:style-name="P3">The results are on par with the best possible model on the dataset.</text:p>
            <text:p text:style-name="P2"> </text:p>
            <text:p text:style-name="P3">The model is interpreted and explained correctly. The commented code includes a brief explanation of the important variables and the model in simple terms.</text:p>
          </table:table-cell>
          <table:table-cell table:style-name="Table1.B2" office:value-type="string">
            <text:p text:style-name="P3">Parameters are not tuned enough or tuned incorrectly. Relevant business aspects are not considered while model building.</text:p>
            <text:p text:style-name="P3"> </text:p>
            <text:p text:style-name="P3"><text:soft-page-break/>Variable selection techniques are used incorrectly / not conducted. A variety of models are not considered or a sub-optimal one is finalised.</text:p>
            <text:p text:style-name="P3"> </text:p>
            <text:p text:style-name="P2">Residual analysis is not performed after model building and the assumptions are not validated.</text:p>
            <text:p text:style-name="P2"> </text:p>
            <text:p text:style-name="P3">The evaluation process deviates from correct model selection principles, inappropriate metrics are evaluated or are incorrectly evaluated.</text:p>
            <text:p text:style-name="P2"> </text:p>
            <text:p text:style-name="P2"> </text:p>
            <text:p text:style-name="P2">The results are not on par with the best possible model on the dataset.</text:p>
            <text:p text:style-name="P2"> </text:p>
            <text:p text:style-name="P3">The model is not interpreted and explained correctly.</text:p>
          </table:table-cell>
        </table:table-row>
        <table:table-row>
          <table:table-cell table:style-name="Table1.A2" office:value-type="string">
            <text:p text:style-name="P1"><text:bookmark text:name="docs-internal-guid-073ae790-23d8-fbc8-7cf1-c58313a8fb7d"/>Coding Guidelines (5%)</text:p>
          </table:table-cell>
          <table:table-cell table:style-name="Table1.B2" office:value-type="string">
            <text:p text:style-name="P3">Appropriate comments are written wherever applicable.</text:p>
            <text:p text:style-name="P3"> </text:p>
            <text:p text:style-name="P3"> </text:p>
            <text:p text:style-name="P3"> </text:p>
            <text:p text:style-name="P3">If new variables are created, the names are descriptive and unambiguous.</text:p>
            <text:p text:style-name="P2"> </text:p>
            <text:p text:style-name="P2"><text:soft-page-break/> </text:p>
            <text:p text:style-name="P3">The code is written concisely wherever possible.</text:p>
            <text:p text:style-name="P2"> </text:p>
            <text:p text:style-name="P2"> </text:p>
            <text:p text:style-name="P2"> </text:p>
            <text:p text:style-name="P3">Overall, code readability is good with appropriate indentations.</text:p>
          </table:table-cell>
          <table:table-cell table:style-name="Table1.B2" office:value-type="string">
            <text:p text:style-name="P3">Comments are not written rendering the code difficult to understand.</text:p>
            <text:p text:style-name="P2"> </text:p>
            <text:p text:style-name="P3"> </text:p>
            <text:p text:style-name="P3">Variables are poorly or ambiguously named.</text:p>
            <text:p text:style-name="P2"> </text:p>
            <text:p text:style-name="P2"> </text:p>
            <text:p text:style-name="P3"><text:soft-page-break/>The code is more complex than what is required by the problem.</text:p>
            <text:p text:style-name="P2"> </text:p>
            <text:p text:style-name="P3">Code readability is poor because of poor indentation / other reasons.</text:p>
          </table:table-cell>
        </table:table-row>
        <table:table-row>
          <table:table-cell table:style-name="Table1.A5" office:value-type="string">
            <text:p text:style-name="Table_20_Contents"><text:span text:style-name="Strong_20_Emphasis">Subjective Questions (20%)</text:span></text:p>
          </table:table-cell>
          <table:table-cell table:style-name="Table1.B5" office:value-type="string">
            <text:p text:style-name="P2">The answers are correct, concise, and to the point.</text:p>
            <text:p text:style-name="P2"> </text:p>
            <text:p text:style-name="P2">Examples are provided wherever necessary.</text:p>
          </table:table-cell>
          <table:table-cell table:style-name="Table1.B5" office:value-type="string">
            <text:p text:style-name="P2">The answers are incorrect or unnecessarily long.</text:p>
            <text:p text:style-name="P2"> </text:p>
            <text:p text:style-name="P2">Appropriate examples are not provided in places where required.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3T16:58:42.363824156</meta:creation-date>
    <dc:date>2021-10-23T16:59:20.123602995</dc:date>
    <meta:editing-duration>PT38S</meta:editing-duration>
    <meta:editing-cycles>1</meta:editing-cycles>
    <meta:document-statistic meta:table-count="1" meta:image-count="0" meta:object-count="0" meta:page-count="3" meta:paragraph-count="86" meta:word-count="461" meta:character-count="3096" meta:non-whitespace-character-count="2633"/>
    <meta:generator>LibreOffice/6.0.7.3$Linux_X86_64 LibreOffice_project/00m0$Build-3</meta:generator>
  </office:meta>
</office:document-meta>
</file>